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WatchRepairable.addCacheListener( String cacheName , ICacheListener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WatchRepairable.removeCacheListener( String cacheName , ICacheListener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WatchRepairable.setCacheWatch( ICacheObserver cacheWat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heWatchRepairable.addCacheListener( ICacheListener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WatchRepairable.removeCacheListener( ICacheListener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